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51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2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ce10"/>
        <table:table-column table:style-name="co4" table:default-cell-style-name="ce7"/>
        <table:table-column table:style-name="co5" table:default-cell-style-name="ce13"/>
        <table:table-column table:style-name="co6" table:default-cell-style-name="ce7"/>
        <table:table-row table:style-name="ro1">
          <table:table-cell table:style-name="ce1" office:value-type="string" calcext:value-type="string">
            <text:p>MITTELS OCR GENERIERT – PDF wurde vorrangig durchgelesen, hier nur markiert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9" office:value-type="string" calcext:value-type="string">
            <text:p>Ablehnend</text:p>
          </table:table-cell>
          <table:table-cell table:style-name="ce8" office:value-type="string" calcext:value-type="string">
            <text:p>Bezug Faktencheck</text:p>
          </table:table-cell>
          <table:table-cell table:style-name="ce12" office:value-type="string" calcext:value-type="string">
            <text:p>Neutral / nicht eindeutig zuweisbar</text:p>
          </table:table-cell>
          <table:table-cell table:style-name="ce8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pa: XX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Reacts nicht auswertbar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30 auswertbare Kommentare, Replies nicht auswertbar, 1178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 nicht auswertbar</text:p>
          </table:table-cell>
          <table:table-cell table:number-columns-repeated="6"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 calcext:value-type="string">
            <text:p>Weil es ja um die Gesundheit geht... oder etwa doch nicht? Waren bestimmt alles nur Vorerkrankungen @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meldete Impfschäden Europa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(Stand: 04/03/2021)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Astra Zeneka: 133.310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Pfizer Biontech: 127.7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erna: 11.5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S 13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e) 272.78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meldete Todesfälle durch Impfun«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stra Zeneka: T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fizer Biontech: 35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erna: 1618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1,178 Shares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Helga Kulovit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 wenn es nach der Meldung: „jeder wird jemanden kennen" „.....geht, ®dann kenne ich bereits jetzt schon mehr ‚die ziemlich lange heftig an d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se de Cor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n WeG Mo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amp; neu Poinmersepie on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&amp; Hilaria Langmeis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 Originallink wäre hier hilfreich! "AstraZeneca" ist falsch geschrieben und das schadet der beabsichtigten Wirkung, die ich sehr wichtig finde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‚Angaben müssen valide sein, sonst geben wir Kritiken praktisches Werkzeug in die Hand unsere Bedenken nicht ernst zu nehmen!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n Wed Mor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&amp; va scnruersepies si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8 Jürgen Sause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akshow... fällt mir dazu nur noch ein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 ein paar Jahren vielleicht schon Realität...wenn die Langzeitschäden kommen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Mor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el Ameitz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r nn est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n Wed Mor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&amp; nsa Poinmersepie on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» Sarah Fech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9 welche Quelle. Außerdem steht da Verdachtsfälle (heißt noch nicht, dass es so ist). Impfnebenwirkungen sind auch leichtes Kopfweh usw. also nicht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fährliche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i den Todesfällen steht gleich gar nichts mehr dabei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gendwelche Fantasiezahlen kann ich auch auf blauen Hintergrund klatschen. Macht es nur deswegen nichtmehr wahr. &amp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‚Aber manche Menschen teilen alles, wenn es nur ihrem Weltbild entspricht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n Wed Mor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a Kalten... eplied 11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@ Stela Stojanovi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nn das Virus so gefährlich wäre, würden Rentner und andere Menschen den Impfstoff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emals vor den Politikern und den Reichen erhalten. Nur so ein Gedank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n Wed Mor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9) Wartna wen veiec 110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ru Drask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® "Neil Oliver hat gewarnt, dass die Einführung von Impfpässen bedeuten könnte, dass die Beziehung zwischen Menschen und der Regierung „einer Ar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sbräuchlicher Beziehung ähnelt“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 Gespräch mit Mike Graham von talkRADIO sagte der Archäologe: "Die Regierung soll existieren, um unsere Freiheiten zu wahren. We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tdessen die Regierung zu dem Körper wird, auf den man aus Angst achten muss, ist das kein gesunder Zustand."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n Thu Mor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@ Jason K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tte sachlich bleiben, eine sinnvolle bewertung dieser zahlen ist nicht möglich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ür eine sinnvolle risikobewertung wären die zahlen nur dann interessant wenn die anzahl der jeweils mit dem medikament geimpften dazu in bezug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setzt wird UND die vorerkrankungen sowie die altersgruppe bekannt sind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 dieser form ist das polarisierende propaganda übelster sorte, und den aktuellen kommunikationstrend zur extremen polarisierung sollte man ni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ch noch verstärken, sondern wo es geht mit belastbaren fakten und fundierter information gegenhalte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re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&amp; Dietmar Abling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t der Plan - The great Reset - Weltbevölkerung auf eine Miliarde Menschen drück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n Wed Mor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S Hannes Füninger riet. 1100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formula="of:= andrea amal ayhan" office:value-type="string" office:string-value="" calcext:value-type="error">
            <text:p>Fehler:5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n diese Tabelle auf der Seite der Europäischen Datenbank leider nicht finden.Bitte gebt uns eure Quellen an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 Mo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8) Wartna zweites c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a Brü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mke für die Zusammenfassung und Recherche.Wir als Volk müssen den Wahnsinn beenden.Keine gesunden Menschen dürfen mehr sich test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sen.Bei diesen Impfungen sind wir die Studien ‚Diese Impfungen müssen sofort gestoppt werden Mir ist nicht bekannt,dass es jemals bei ein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ippeimpfung soviele Nebenwirkungen und vorallem Tote gegeben hat.Wir müssen uns jetzt wehren,bevor es zu spät ist.Diese Plandemie wird er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endet,wenn wir alle nicht mehr mitmache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n Wed Mor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 Hemurmyairepien 1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 Pauli Duftn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‚Warum hört man nichts in den Medien davon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n Wed Mor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B Manuela Salzmann repled 5 ep1=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® Eva Mill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‚Zeigt das die Impfungen mehr tötet als der Virus ®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n Wed Mor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&amp; Franz Faschingropiea on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® Michael Mitsch Doming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Todesfälle werden noch mehr werden, die Impfung wird über kurz oder lang keiner übersteh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n Wed More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® wenaeimsen.. ec 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sefine Jaeg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se Impfung wird jetzt 1Jahr an Menschen getestet falls das jemanden interessiert. Ein Jahr Notzulassung ‚jeder der geimpft wird ist ein Impfstoff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er sozusagen. Das sollte eigentlich jedem klar sei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n Thu Mor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therina Krop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r leider bringen Zahlen nichts denn um korrekte zahlen überhaupt zu bekommen, müsste der Gesundheitszustand jedes impflings dokumentier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den und dieser müsste dann regelmäßig gecheckt werden... Was bringt es mir wenn ich nichtmal weiss wie der Zustand der Person vor der Impf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r &amp;% deshalb mach man ja eig. Studien, das was hier passiert ist keine Studi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n Thu Mor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/Anna-Maria Schnei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mG und dann machen sie weiter 227? Die Leute werden nicht gescheiter und lassen sich bewusst schädigen It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n Thu Mor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ihias Be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uropäische datenbank gemeldeter verdachtsfälle von arzneimittelnebenwirkungen zu finden Über Googl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n Wed Mor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rsula Magdale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ran starb Hugo Portisch?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ener Zeitung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"Noch vor wenigen Tagen hat sich Hugo Portisch ein letztes Mal in den Dienst der Information der Allgemeinheit gestellt. In Fernsehspots war er zu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hen, wie er sich gegen Corona impfen lässt. Er lasse sich impfen, weil er wisse, was es bedeute, für sich und für die Gesellschaft. Portisch a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imonial zu gewinnen, war ein geschickter Clou. Denn wahrscheinlich hat Österreich nie jemandem mehr vertraut als diesem Mann."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«8 08 8 9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n Thu Mor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ttfried M. B... veplied 7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3 Manuela Salzma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‚Also erstens sollte man immer einen link dazu posten, hier sieht man schon dass es selbst zusammengebastelt ist nachdem die impfstoffe nichtma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htig geschrieben sind und zweitens kann jeder dort eine meldung über Nebenwirkungen machen, daher heißt es ja Verdachtsfälle!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n Thu Mor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formula="of:= alfred fuchs." office:value-type="string" office:string-value="" calcext:value-type="error">
            <text:p>Fehler:5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eder mal eine Typische Fake Seite nicht mal Astra Zeneca richtig geschrieben ® &amp;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n Wed More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&amp; Area Fuchs repied 4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® Martina Rieder-Kirchberg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wird alles toleriert aber Corona wird als die Menschheit ausrottendes und gefährliches Virus dargestellt... 58 58 5 5 hier eine Kerze für all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fer der Impfung A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medial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.teno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n Thu Mor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@ Michaela Kutic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lche Quelle? Bin ein Impfgegner, aber diese Zahlen kommen mir schon sehr komisch vor?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v Mo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@&amp; suntmam veiec 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R Nanan Lan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 Zach ha?? besser decht nit Impfen gian!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n Wed Mor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nyPy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® Social media users have been sharing a post that makes several claims of serious negative health effects from the Pfizer-BioNTech COVID-19 vaccine,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luding that 6 people died during late-stage trials. These claims are partly false. Six people did die during the Pfizer-BioNTech vaccine trials, but on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wo ofthem were given the vaccine. The other four were given a safe placebo solution of salt and water. No causal relationship was establish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tween the vaceine and the two deaths, which occurred in line with the normal death rate for the general populati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n Thu Mor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» Sandra Bürg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her ist das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on Wed Mor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 Ronald Gronisterrepien 10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 Romeo Ibbots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wer gibt die Garantie ob die Zahlen stimmen ??7?7?,2, schreiben kann man vie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on Wed Mor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@ Hanns Bomeropia 3</text:p>
          </table:table-cell>
          <table:table-cell table:number-columns-repeated="6"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Andrea St-K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&amp; Und ganz interessant wird das dann wenn der Impfschutz alle 6-8 Monate aufgefrischt werden muss - https://freeworldnews.uslisrael-jeder-muss-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e-S-monate-geimpft-und-erneut-geimpft-werden-um-seinen-gruenen-pass-zu-erhalten-kuendigt-netanjahu-an/?fbclid=IwAR1VN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6kdAOWgCW2C3PJUPLGY7ny2omLycSE3knKKikf9n8Ubrf_CKVy4M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Israel: Jeder muss alle 6 Monate geimpft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eworl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n Tau Mor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ürg 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) Dabei weiß noch keiner welche Langzeitschäden da noch auf uns zu kommen werd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 Wed Mor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 Heide Mei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s bringen uns diese Zahlen, wenn einfach weiter geimpft wird und Tote in Kauf genommen werden, was soll man dazu noch sagen @@®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r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7" table:formula="of:=COUNTIF([.C$1:.C$1048576];&quot;X&quot;)" office:value-type="float" office:value="18" calcext:value-type="float">
            <text:p>18</text:p>
          </table:table-cell>
          <table:table-cell table:style-name="ce7" table:formula="of:=COUNTIF([.D$1:.D$1048576];&quot;X&quot;)" office:value-type="float" office:value="10" calcext:value-type="float">
            <text:p>10</text:p>
          </table:table-cell>
          <table:table-cell table:formula="of:=COUNTIF([.E$1:.E$1048576];&quot;X&quot;)" office:value-type="float" office:value="0" calcext:value-type="float">
            <text:p>0</text:p>
          </table:table-cell>
          <table:table-cell table:style-name="ce7" table:formula="of:=COUNTIF([.F$1:.F$1048576];&quot;X&quot;)" office:value-type="float" office:value="2" calcext:value-type="float">
            <text:p>2</text:p>
          </table:table-cell>
          <table:table-cell table:formula="of:=COUNTIF([.G$1:.G$1048576];&quot;X&quot;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5" table:style-name="ce8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formula="of:=SUM(;[.C292];[.D292];[.F292])"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style-name="ce8" office:value-type="string" calcext:value-type="string">
            <text:p>Gesamt</text:p>
          </table:table-cell>
        </table:table-row>
        <table:table-row table:style-name="ro1" table:number-rows-repeated="739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 table:number-columns-repeated="6"/>
        </table:table-row>
        <table:table-row table:style-name="ro1" table:number-rows-repeated="104754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.00.0000</text:date>, <text:time style:data-style-name="N2" text:time-value="21:37:54.35655373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9T21:48:45.666247248</dc:date>
    <meta:editing-duration>PT1M9S</meta:editing-duration>
    <meta:editing-cycles>2</meta:editing-cycles>
    <meta:document-statistic meta:table-count="1" meta:cell-count="209" meta:object-count="0"/>
  </office:meta>
</office:document-meta>
</file>